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0.8896in" fo:margin-left="0.125in" table:align="left"/>
    </style:style>
    <style:style style:name="Table1.A" style:family="table-column">
      <style:table-column-properties style:column-width="0.1465in"/>
    </style:style>
    <style:style style:name="Table1.B" style:family="table-column">
      <style:table-column-properties style:column-width="0.7431in"/>
    </style:style>
    <style:style style:name="Table1.A1" style:family="table-cell">
      <style:table-cell-properties style:vertical-align="middle" fo:padding="0.0194in" fo:border="none"/>
    </style:style>
    <style:style style:name="P1" style:family="paragraph" style:parent-style-name="Text_20_body">
      <style:text-properties officeooo:paragraph-rsid="001990ee"/>
    </style:style>
    <style:style style:name="P2" style:family="paragraph" style:parent-style-name="Text_20_body">
      <style:text-properties fo:font-weight="normal" officeooo:rsid="004bd43e" officeooo:paragraph-rsid="004bd43e" style:font-weight-asian="normal" style:font-weight-complex="normal"/>
    </style:style>
    <style:style style:name="P3" style:family="paragraph" style:parent-style-name="Text_20_body">
      <style:text-properties fo:font-weight="normal" officeooo:rsid="0046985a" officeooo:paragraph-rsid="0046985a" style:font-weight-asian="normal" style:font-weight-complex="normal"/>
    </style:style>
    <style:style style:name="P4" style:family="paragraph" style:parent-style-name="Text_20_body">
      <style:paragraph-properties fo:margin-left="0.1252in" fo:margin-right="0.1252in" fo:margin-top="0.1252in" fo:margin-bottom="0.1252in" loext:contextual-spacing="false" style:line-height-at-least="0.1563in" fo:text-indent="0in" style:auto-text-indent="false"/>
      <style:text-properties fo:font-size="9pt"/>
    </style:style>
    <style:style style:name="P5" style:family="paragraph" style:parent-style-name="Standard">
      <style:text-properties officeooo:rsid="001ab388" officeooo:paragraph-rsid="001ab388"/>
    </style:style>
    <style:style style:name="P6" style:family="paragraph" style:parent-style-name="Standard">
      <style:text-properties officeooo:rsid="001becb9" officeooo:paragraph-rsid="001becb9"/>
    </style:style>
    <style:style style:name="P7" style:family="paragraph" style:parent-style-name="Standard">
      <style:text-properties officeooo:rsid="001d804f" officeooo:paragraph-rsid="001d804f"/>
    </style:style>
    <style:style style:name="P8" style:family="paragraph" style:parent-style-name="Standard">
      <style:text-properties officeooo:rsid="001e8513" officeooo:paragraph-rsid="001e8513"/>
    </style:style>
    <style:style style:name="P9" style:family="paragraph" style:parent-style-name="Standard">
      <style:text-properties officeooo:rsid="001fbb6c" officeooo:paragraph-rsid="001fbb6c"/>
    </style:style>
    <style:style style:name="P10" style:family="paragraph" style:parent-style-name="Standard">
      <style:text-properties officeooo:rsid="00229226" officeooo:paragraph-rsid="00229226"/>
    </style:style>
    <style:style style:name="P11" style:family="paragraph" style:parent-style-name="Standard">
      <style:text-properties officeooo:rsid="00243ed5" officeooo:paragraph-rsid="00243ed5"/>
    </style:style>
    <style:style style:name="P12" style:family="paragraph" style:parent-style-name="Standard">
      <style:text-properties officeooo:rsid="00261d31" officeooo:paragraph-rsid="00261d31"/>
    </style:style>
    <style:style style:name="P13" style:family="paragraph" style:parent-style-name="Standard">
      <style:text-properties officeooo:rsid="002a36c3" officeooo:paragraph-rsid="002a36c3"/>
    </style:style>
    <style:style style:name="P14" style:family="paragraph" style:parent-style-name="Standard">
      <style:text-properties fo:font-weight="normal" officeooo:rsid="002a36c3" officeooo:paragraph-rsid="002a36c3" style:font-weight-asian="normal" style:font-weight-complex="normal"/>
    </style:style>
    <style:style style:name="P15" style:family="paragraph" style:parent-style-name="Standard">
      <style:text-properties fo:font-weight="normal" officeooo:rsid="002c2eb2" officeooo:paragraph-rsid="002c2eb2" style:font-weight-asian="normal" style:font-weight-complex="normal"/>
    </style:style>
    <style:style style:name="P16" style:family="paragraph" style:parent-style-name="Standard">
      <style:text-properties fo:font-weight="normal" officeooo:rsid="002de2b9" officeooo:paragraph-rsid="002de2b9" style:font-weight-asian="normal" style:font-weight-complex="normal"/>
    </style:style>
    <style:style style:name="P17" style:family="paragraph" style:parent-style-name="Standard">
      <style:text-properties fo:font-weight="normal" officeooo:rsid="002ee3e3" officeooo:paragraph-rsid="002ee3e3" style:font-weight-asian="normal" style:font-weight-complex="normal"/>
    </style:style>
    <style:style style:name="P18" style:family="paragraph" style:parent-style-name="Standard">
      <style:text-properties fo:font-weight="normal" officeooo:rsid="00309199" officeooo:paragraph-rsid="00309199" style:font-weight-asian="normal" style:font-weight-complex="normal"/>
    </style:style>
    <style:style style:name="P19" style:family="paragraph" style:parent-style-name="Standard">
      <style:text-properties fo:font-weight="normal" officeooo:rsid="0030f70a" officeooo:paragraph-rsid="0030f70a" style:font-weight-asian="normal" style:font-weight-complex="normal"/>
    </style:style>
    <style:style style:name="P20" style:family="paragraph" style:parent-style-name="Standard">
      <style:text-properties fo:font-weight="normal" officeooo:rsid="0031f335" officeooo:paragraph-rsid="0031f335" style:font-weight-asian="normal" style:font-weight-complex="normal"/>
    </style:style>
    <style:style style:name="P21" style:family="paragraph" style:parent-style-name="Standard">
      <style:text-properties fo:font-weight="normal" officeooo:rsid="0035ab3e" officeooo:paragraph-rsid="0035ab3e" style:font-weight-asian="normal" style:font-weight-complex="normal"/>
    </style:style>
    <style:style style:name="P22" style:family="paragraph" style:parent-style-name="Standard">
      <style:text-properties fo:font-weight="normal" officeooo:rsid="00391230" officeooo:paragraph-rsid="00391230" style:font-weight-asian="normal" style:font-weight-complex="normal"/>
    </style:style>
    <style:style style:name="P23" style:family="paragraph" style:parent-style-name="Standard">
      <style:text-properties fo:font-weight="normal" officeooo:rsid="00391230" officeooo:paragraph-rsid="003c5ef6" style:font-weight-asian="normal" style:font-weight-complex="normal"/>
    </style:style>
    <style:style style:name="P24" style:family="paragraph" style:parent-style-name="Standard">
      <style:text-properties fo:font-weight="normal" officeooo:rsid="003ace89" officeooo:paragraph-rsid="003c5ef6" style:font-weight-asian="normal" style:font-weight-complex="normal"/>
    </style:style>
    <style:style style:name="P25" style:family="paragraph" style:parent-style-name="Standard">
      <style:text-properties fo:font-weight="normal" officeooo:rsid="0015ef02" officeooo:paragraph-rsid="003df711" style:font-weight-asian="normal" style:font-weight-complex="normal"/>
    </style:style>
    <style:style style:name="P26" style:family="paragraph" style:parent-style-name="Standard">
      <style:text-properties fo:font-weight="normal" officeooo:rsid="0043961e" officeooo:paragraph-rsid="0043961e" style:font-weight-asian="normal" style:font-weight-complex="normal"/>
    </style:style>
    <style:style style:name="P27" style:family="paragraph" style:parent-style-name="Standard">
      <style:text-properties fo:font-weight="normal" officeooo:rsid="0046985a" officeooo:paragraph-rsid="0046985a" style:font-weight-asian="normal" style:font-weight-complex="normal"/>
    </style:style>
    <style:style style:name="P28" style:family="paragraph" style:parent-style-name="Standard">
      <style:text-properties fo:font-weight="normal" officeooo:rsid="0047fa7d" officeooo:paragraph-rsid="0047fa7d" style:font-weight-asian="normal" style:font-weight-complex="normal"/>
    </style:style>
    <style:style style:name="P29" style:family="paragraph" style:parent-style-name="Standard">
      <style:text-properties fo:font-weight="normal" officeooo:rsid="0047fa7d" officeooo:paragraph-rsid="00490f4d" style:font-weight-asian="normal" style:font-weight-complex="normal"/>
    </style:style>
    <style:style style:name="P30" style:family="paragraph" style:parent-style-name="Standard">
      <style:text-properties fo:font-weight="normal" officeooo:rsid="00490f4d" officeooo:paragraph-rsid="00490f4d" style:font-weight-asian="normal" style:font-weight-complex="normal"/>
    </style:style>
    <style:style style:name="P31" style:family="paragraph" style:parent-style-name="Standard">
      <style:text-properties fo:font-weight="normal" officeooo:rsid="004b4766" officeooo:paragraph-rsid="004b4766" style:font-weight-asian="normal" style:font-weight-complex="normal"/>
    </style:style>
    <style:style style:name="P32" style:family="paragraph" style:parent-style-name="Standard">
      <style:text-properties fo:font-weight="normal" officeooo:rsid="004bd43e" officeooo:paragraph-rsid="004bd43e" style:font-weight-asian="normal" style:font-weight-complex="normal"/>
    </style:style>
    <style:style style:name="P33" style:family="paragraph" style:parent-style-name="Standard">
      <style:text-properties officeooo:rsid="0015ef02" officeooo:paragraph-rsid="003df711"/>
    </style:style>
    <style:style style:name="P34" style:family="paragraph" style:parent-style-name="Standard">
      <style:text-properties officeooo:rsid="0016826e" officeooo:paragraph-rsid="003df711"/>
    </style:style>
    <style:style style:name="P35" style:family="paragraph" style:parent-style-name="Standard">
      <style:text-properties officeooo:rsid="0017ea25" officeooo:paragraph-rsid="003df711"/>
    </style:style>
    <style:style style:name="P36" style:family="paragraph" style:parent-style-name="Standard">
      <style:text-properties officeooo:rsid="0019a87e" officeooo:paragraph-rsid="003df711"/>
    </style:style>
    <style:style style:name="P37" style:family="paragraph" style:parent-style-name="Standard">
      <style:text-properties officeooo:rsid="001b3942" officeooo:paragraph-rsid="003df711"/>
    </style:style>
    <style:style style:name="P38" style:family="paragraph" style:parent-style-name="Standard">
      <style:text-properties officeooo:rsid="001b92f5" officeooo:paragraph-rsid="003df711"/>
    </style:style>
    <style:style style:name="P39" style:family="paragraph" style:parent-style-name="Standard">
      <style:text-properties officeooo:rsid="003f1399" officeooo:paragraph-rsid="003f1399"/>
    </style:style>
    <style:style style:name="P40" style:family="paragraph" style:parent-style-name="Table_20_Contents">
      <style:paragraph-properties style:line-height-at-least="0.1563in"/>
      <style:text-properties fo:font-size="9pt"/>
    </style:style>
    <style:style style:name="P41" style:family="paragraph" style:parent-style-name="Text_20_body">
      <style:paragraph-properties style:writing-mode="lr-tb"/>
    </style:style>
    <style:style style:name="P42" style:family="paragraph" style:parent-style-name="Standard" style:list-style-name="L2">
      <style:text-properties fo:font-weight="normal" officeooo:rsid="002a36c3" officeooo:paragraph-rsid="002a36c3" style:font-weight-asian="normal" style:font-weight-complex="normal"/>
    </style:style>
    <style:style style:name="P43" style:family="paragraph" style:parent-style-name="Standard" style:list-style-name="L2">
      <style:text-properties fo:font-weight="normal" officeooo:rsid="002c2eb2" officeooo:paragraph-rsid="002c2eb2" style:font-weight-asian="normal" style:font-weight-complex="normal"/>
    </style:style>
    <style:style style:name="P44" style:family="paragraph" style:parent-style-name="Standard">
      <style:text-properties fo:font-weight="normal" officeooo:rsid="004bd43e" officeooo:paragraph-rsid="004bd43e" style:font-weight-asian="normal" style:font-weight-complex="normal"/>
    </style:style>
    <style:style style:name="P45" style:family="paragraph" style:parent-style-name="Standard">
      <style:text-properties fo:font-weight="normal" officeooo:rsid="004d11de" officeooo:paragraph-rsid="004d11de" style:font-weight-asian="normal" style:font-weight-complex="normal"/>
    </style:style>
    <style:style style:name="P46" style:family="paragraph" style:parent-style-name="Text_20_body" style:list-style-name="L1"/>
    <style:style style:name="P47" style:family="paragraph" style:parent-style-name="Text_20_body">
      <style:text-properties fo:font-weight="normal" officeooo:rsid="004d11de" officeooo:paragraph-rsid="004d11de" style:font-weight-asian="normal" style:font-weight-complex="normal"/>
    </style:style>
    <style:style style:name="P48" style:family="paragraph" style:parent-style-name="Text_20_body" style:list-style-name="L1">
      <style:paragraph-properties fo:margin-top="0in" fo:margin-bottom="0in" loext:contextual-spacing="false"/>
    </style:style>
    <style:style style:name="P49" style:family="paragraph" style:parent-style-name="Text_20_body">
      <style:paragraph-properties style:writing-mode="lr-tb"/>
    </style:style>
    <style:style style:name="T1" style:family="text">
      <style:text-properties officeooo:rsid="001990ee"/>
    </style:style>
    <style:style style:name="T2" style:family="text">
      <style:text-properties officeooo:rsid="001cb7f6"/>
    </style:style>
    <style:style style:name="T3" style:family="text">
      <style:text-properties officeooo:rsid="00243ed5"/>
    </style:style>
    <style:style style:name="T4" style:family="text">
      <style:text-properties style:font-name="Liberation Mono"/>
    </style:style>
    <style:style style:name="T5" style:family="text">
      <style:text-properties officeooo:rsid="002b7829"/>
    </style:style>
    <style:style style:name="T6" style:family="text">
      <style:text-properties fo:font-style="italic" style:font-style-asian="italic" style:font-style-complex="italic"/>
    </style:style>
    <style:style style:name="T7" style:family="text">
      <style:text-properties fo:font-style="italic" officeooo:rsid="00310395" style:font-style-asian="italic" style:font-style-complex="italic"/>
    </style:style>
    <style:style style:name="T8" style:family="text">
      <style:text-properties officeooo:rsid="00310395"/>
    </style:style>
    <style:style style:name="T9" style:family="text">
      <style:text-properties officeooo:rsid="00378567"/>
    </style:style>
    <style:style style:name="T10" style:family="text">
      <style:text-properties officeooo:rsid="003ef8af"/>
    </style:style>
    <style:style style:name="T11" style:family="text">
      <style:text-properties officeooo:rsid="0040236b"/>
    </style:style>
    <style:style style:name="T12" style:family="text">
      <style:text-properties officeooo:rsid="00490f4d"/>
    </style:style>
    <style:style style:name="T13" style:family="text">
      <style:text-properties officeooo:rsid="004a118d"/>
    </style:style>
    <style:style style:name="T14" style:family="text">
      <style:text-properties officeooo:rsid="004a174a"/>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3">Todo:</text:span></text:span></text:p>
      <text:p text:style-name="P1"><text:span text:style-name="Source_20_Text"><text:span text:style-name="T1">7.4 Overload resolution</text:span></text:span></text:p>
      <text:p text:style-name="P1"><text:span text:style-name="Source_20_Text"><text:span text:style-name="T1">8.2.6 Lookup of named functions</text:span></text:span></text:p>
      <text:p text:style-name="P1"><text:span text:style-name="Source_20_Text"><text:span text:style-name="T1">10.3 Concrete types</text:span></text:span></text:p>
      <text:p text:style-name="P1"><text:span text:style-name="Source_20_Text"/></text:p>
      <text:p text:style-name="P1"><text:span text:style-name="Source_20_Text"/></text:p>
      <text:p text:style-name="Text_20_body"><text:span text:style-name="Source_20_Text">T&amp; X::f()</text:span> and <text:span text:style-name="Source_20_Text">T&amp; X::f() const</text:span> can be overloaded separately.</text:p>
      <text:p text:style-name="Text_20_body">Inside the member function of a <text:span text:style-name="Source_20_Text">const T</text:span>, all the members are <text:span text:style-name="Source_20_Text">const</text:span>. For eg. inside member <text:span text:style-name="Source_20_Text">void P2::Translate(double x, double y)</text:span> of a <text:span text:style-name="Source_20_Text">const P2</text:span>, members <text:span text:style-name="Source_20_Text">double x</text:span> and <text:span text:style-name="Source_20_Text">double y</text:span> are both <text:span text:style-name="Source_20_Text">const</text:span>.</text:p>
      <text:p text:style-name="Text_20_body">Use a <text:span text:style-name="Source_20_Text">main()</text:span> with a <text:span text:style-name="Source_20_Text">try</text:span>-block as a body:</text:p>
      <text:section text:style-name="Sect1" text:name="crayon-55a118205e0af277199698">
        <text:p text:style-name="P4">int main() try { return 0; } catch(...){ }</text:p>
        <table:table table:name="Table1" table:style-name="Table1">
          <table:table-column table:style-name="Table1.A"/>
          <table:table-column table:style-name="Table1.B"/>
          <table:table-row>
            <table:table-cell table:style-name="Table1.A1" office:value-type="string">
              <text:p text:style-name="P40">1</text:p>
              <text:p text:style-name="P40">2</text:p>
              <text:p text:style-name="P40">3</text:p>
              <text:p text:style-name="P40">4</text:p>
              <text:p text:style-name="P40">5</text:p>
              <text:p text:style-name="P40">6</text:p>
            </table:table-cell>
            <table:table-cell table:style-name="Table1.A1" office:value-type="string">
              <text:section text:style-name="Sect1" text:name="crayon-55a118205e0af277199698-1">
                <text:p text:style-name="Table_20_Contents">int main()</text:p>
              </text:section>
              <text:section text:style-name="Sect1" text:name="crayon-55a118205e0af277199698-2">
                <text:p text:style-name="Table_20_Contents">try {</text:p>
              </text:section>
              <text:section text:style-name="Sect1" text:name="crayon-55a118205e0af277199698-3">
                <text:p text:style-name="Table_20_Contents">  return 0;</text:p>
              </text:section>
              <text:section text:style-name="Sect1" text:name="crayon-55a118205e0af277199698-4">
                <text:p text:style-name="Table_20_Contents">}</text:p>
              </text:section>
              <text:section text:style-name="Sect1" text:name="crayon-55a118205e0af277199698-5">
                <text:p text:style-name="Table_20_Contents">catch(...){</text:p>
              </text:section>
              <text:section text:style-name="Sect1" text:name="crayon-55a118205e0af277199698-6">
                <text:p text:style-name="Table_20_Contents">}</text:p>
              </text:section>
            </table:table-cell>
          </table:table-row>
        </table:table>
      </text:section>
      <text:p text:style-name="Text_20_body"><text:span text:style-name="Source_20_Text">std::copy</text:span> will not automatically add elements to the destination vector unless you use <text:span text:style-name="Source_20_Text">back_inserter</text:span>. Otherwise, the caller should ensure the destination has enough elements.</text:p>
      <text:p text:style-name="Text_20_body">To use an object’s member function as a predicate (for example when calling functions from &lt;algorithm&gt;), use <text:span text:style-name="Source_20_Text">std::mem_fn</text:span> and use <text:span text:style-name="Source_20_Text">std::mem_fun</text:span> if you want to call the member function via a pointer.</text:p>
      <text:p text:style-name="Text_20_body">11 Operator Overloading</text:p>
      <text:p text:style-name="Text_20_body">Overload postfix unary operators by including an additional int argument.</text:p>
      <text:p text:style-name="Text_20_body">operator=, operator-&gt;, operator() and operator[] can only be overloaded as members to ensure the first operand is an lvalue.</text:p>
      <text:p text:style-name="Text_20_body">enums can have operators defined on them.</text:p>
      <text:list xml:id="list7133665759740374794" text:style-name="L1">
        <text:list-header>
          <text:p text:style-name="P46">The call x@y for objects x and y of classes X and Y is resolved as follows:</text:p>
        </text:list-header>
        <text:list-item>
          <text:p text:style-name="P48">Search for operator@ in X or one of its bases </text:p>
        </text:list-item>
        <text:list-item>
          <text:p text:style-name="P48">Search for operator@ declared in surrounding context of the x@y call </text:p>
        </text:list-item>
        <text:list-item>
          <text:p text:style-name="P48">Search for operator@ in X’s namespace </text:p>
        </text:list-item>
        <text:list-item>
          <text:p text:style-name="P46">Search for operator@ in Y’s namespace </text:p>
        </text:list-item>
      </text:list>
      <text:p text:style-name="P5"><text:soft-page-break/>An X constructor with a single argument of type Y provides a means for implicit conversion from Y to X where needed. Especially important when using operator overloading.</text:p>
      <text:p text:style-name="P5"/>
      <text:p text:style-name="P5">11.3.5</text:p>
      <text:p text:style-name="P5">Express the notion that an operator requires an lvalue by making that operator a member.</text:p>
      <text:p text:style-name="P5"/>
      <text:p text:style-name="P6">11.4 Conversion operators</text:p>
      <text:p text:style-name="P6"/>
      <text:p text:style-name="P6">Given types X and Y, X::operator Y() is a conversion operator converting from X to Y. Declaration is as follows:</text:p>
      <text:p text:style-name="P6"/>
      <text:p text:style-name="P6">class X {</text:p>
      <text:p text:style-name="P6">public:</text:p>
      <text:p text:style-name="P6"><text:s text:c="2"/>operator Y() { …; }</text:p>
      <text:p text:style-name="P6">};</text:p>
      <text:p text:style-name="P6"/>
      <text:p text:style-name="P6"><text:span text:style-name="T2">W</text:span>e do not specify the return type of this operator.</text:p>
      <text:p text:style-name="P6"/>
      <text:p text:style-name="P7">Rely on user-defined conversions or user-defined operators for a type, but not both.</text:p>
      <text:p text:style-name="P7"/>
      <text:p text:style-name="P8">What is a “unique conversion”?</text:p>
      <text:p text:style-name="P8"/>
      <text:p text:style-name="P9">Only one level of user-defined implicit conversion is legal.</text:p>
      <text:p text:style-name="P9"/>
      <text:p text:style-name="P10">Standard conversions (e.g. int to double) are preferred to user-defined conversions (int to UserDefined).</text:p>
      <text:p text:style-name="P10"/>
      <text:p text:style-name="P11">No user-defined conversions are applied to the left of <text:span text:style-name="T4">.</text:span> or <text:span text:style-name="T4">-&gt;</text:span>.</text:p>
      <text:p text:style-name="P11"/>
      <text:p text:style-name="P12">No implicit conversions are used for non-const reference arguments. (Because a conversion of a reference will create another object and changes will not reflect in the original.)</text:p>
      <text:p text:style-name="P10"/>
      <text:p text:style-name="P13">Member, non-members and friends:</text:p>
      <text:p text:style-name="P13"/>
      <text:list xml:id="list1188469850163207680" text:style-name="L2">
        <text:list-item>
          <text:p text:style-name="P42">Use member function or a non-member taking a non-const reference or pointer if object state <text:span text:style-name="T5">needs to be modified</text:span></text:p>
        </text:list-item>
        <text:list-item>
          <text:p text:style-name="P42">Use member operator if the operator requires first operand to be an lvalue</text:p>
        </text:list-item>
        <text:list-item>
          <text:p text:style-name="P42">Use global function taking const arguments if <text:span text:style-name="T5">implicit conversions are required</text:span></text:p>
        </text:list-item>
        <text:list-item>
          <text:p text:style-name="P43">Use friend where internal representation of the object needs to be accessed</text:p>
        </text:list-item>
      </text:list>
      <text:p text:style-name="P15"/>
      <text:p text:style-name="P14"/>
      <text:p text:style-name="P16">Copy constructor and copy assignment are not inherited. Where copy constructor and copy assignment are not provided, they are generated by the compiler.</text:p>
      <text:p text:style-name="P16"/>
      <text:p text:style-name="P16"/>
      <text:p text:style-name="P17">Operator -&gt; must be a member function. If used, its return type must be a pointer or an object of a class to which you can apply -&gt;.</text:p>
      <text:p text:style-name="P17"/>
      <text:p text:style-name="P18">A member class (often called a nested class) can be declared in the class itself and defined later.</text:p>
      <text:p text:style-name="P18"><text:soft-page-break/></text:p>
      <text:p text:style-name="P19">12.2 A class must <text:span text:style-name="T6">defined</text:span> <text:span text:style-name="T8">(not just </text:span><text:span text:style-name="T7">declared</text:span><text:span text:style-name="T8">) </text:span>in order to be used as a base.</text:p>
      <text:p text:style-name="P19"/>
      <text:p text:style-name="P20">12.2.2 A derived class constructor can specify initializers for its own members and <text:span text:style-name="T6">immediate</text:span> bases only; it cannot directly initialize members of a base.</text:p>
      <text:p text:style-name="P20"/>
      <text:p text:style-name="P21">Class objects are constructed from the bottom up: first the base, then the members, and then the derived class itself. Destruction happens in opposite order: first the derived class is destroyed, then its members and finally the base. <text:span text:style-name="T9">Members and bases are constructed in order of declaration in the class and destroyed in the reverse order.</text:span></text:p>
      <text:p text:style-name="P21"/>
      <text:p text:style-name="P22">12.2.3 When objects of the base are constructed or assigned to from an object of the derived class, only the base part of the object is copied. This results in what is known as slicing and can be a source of surprises and <text:span text:style-name="T11">errors.</text:span></text:p>
      <text:p text:style-name="P22"/>
      <text:p text:style-name="P22">If the derived class does not define an assignment operator, the compiler generates one for it. This means that assignment operators are not inherited. Constructors are never inherited.</text:p>
      <text:p text:style-name="P22"/>
      <text:p text:style-name="P24">12.2.6 “A virtual member function is sometimes called a method.”</text:p>
      <text:p text:style-name="P23"/>
      <text:p text:style-name="P23"><text:s/></text:p>
      <text:p text:style-name="P33">13 - <text:span text:style-name="T10">Templates</text:span></text:p>
      <text:p text:style-name="P33"/>
      <text:p text:style-name="P33">Template instantiation – process of generating class/function declaration/definition from a template and its arguments.</text:p>
      <text:p text:style-name="P33"/>
      <text:p text:style-name="P33">Template specialization – one class/function generated from a template and one unique set of arguments</text:p>
      <text:p text:style-name="P33"/>
      <text:p text:style-name="P34">The earliest that errors relating to a template parameter can be detected is at the first point of use of the template for a particular template argument (first point of instantiation).</text:p>
      <text:p text:style-name="P34"/>
      <text:p text:style-name="P35">13.3.1 The ability to deduce the template arguments for a call from the function arguments is crucial.</text:p>
      <text:p text:style-name="P35"/>
      <text:p text:style-name="P36">Note that class template parameters are never deduced.</text:p>
      <text:p text:style-name="P36"/>
      <text:p text:style-name="P37">As with default function arguments, only trailing arguments can be left out of a list of explicit template arguments.</text:p>
      <text:p text:style-name="P37"/>
      <text:p text:style-name="P38">If a template function argument has been determined by template argument deduction, that argument cannot also have promotions, standard conversions, or user-defined conversions applied.</text:p>
      <text:p text:style-name="P38"/>
      <text:p text:style-name="P39">If a template specialization is declared, it must be explicitly defined somewhere. A compiler generated specialization will not do.</text:p>
      <text:p text:style-name="P25"/>
      <text:p text:style-name="P26">A template constructor is never used to generate a copy constructor.</text:p>
      <text:p text:style-name="P26"/>
      <text:p text:style-name="P26">A member template cannot be virtual.</text:p>
      <text:p text:style-name="P26"/>
      <text:p text:style-name="P3"><text:soft-page-break/>14.4.6.1 Can wrap initialiser lists in try block!</text:p>
      <text:p text:style-name="P41">14.5 std:: uncaught_exception() returns true if an exception has been thrown but is yet to be caught. Useful in destructors during stack unwinding when an exception is thrown.</text:p>
      <text:p text:style-name="P27"/>
      <text:p text:style-name="P27"/>
      <text:p text:style-name="P27">15</text:p>
      <text:p text:style-name="P27"/>
      <text:p text:style-name="P28">15.2.2<text:tab/>Overload resolution and method signatures are not used to resolve ambiguity between members inherited from different bases.</text:p>
      <text:p text:style-name="P28"/>
      <text:p text:style-name="P28">class A {</text:p>
      <text:p text:style-name="P28">public:</text:p>
      <text:p text:style-name="P28"><text:s text:c="2"/>void f(double x){}</text:p>
      <text:p text:style-name="P28">};</text:p>
      <text:p text:style-name="P28"/>
      <text:p text:style-name="P28">class B {</text:p>
      <text:p text:style-name="P28">public:</text:p>
      <text:p text:style-name="P28"><text:s text:c="2"/>void f(int x, int y){}</text:p>
      <text:p text:style-name="P28">};</text:p>
      <text:p text:style-name="P28"/>
      <text:p text:style-name="P28">class C : public A, public B {</text:p>
      <text:p text:style-name="P28">public:</text:p>
      <text:p text:style-name="P28"><text:s text:c="2"/>void g(){</text:p>
      <text:p text:style-name="P28"><text:s text:c="4"/>f(42);<text:tab/>//<text:tab/>ambiguous even though f(int) differs from f(int,int)</text:p>
      <text:p text:style-name="P28"><text:s text:c="4"/>A::f(42);</text:p>
      <text:p text:style-name="P28"><text:s text:c="2"/>}</text:p>
      <text:p text:style-name="P28">};</text:p>
      <text:p text:style-name="P28"/>
      <text:p text:style-name="P30">To obtain overloading of methods inherited from different bases, a “using declaration” can be used.</text:p>
      <text:p text:style-name="P30"/>
      <text:p text:style-name="P29">class C : public A, public B {</text:p>
      <text:p text:style-name="P29">public:</text:p>
      <text:p text:style-name="P29"><text:s text:c="2"/><text:span text:style-name="T12">using A::f;</text:span></text:p>
      <text:p text:style-name="P29"><text:s text:c="2"/><text:span text:style-name="T12">using B::f;</text:span></text:p>
      <text:p text:style-name="P29"><text:s text:c="2"/>void g(){</text:p>
      <text:p text:style-name="P29"><text:s text:c="4"/>f(42);<text:tab/>//<text:tab/><text:span text:style-name="T13">no longer ambiguous</text:span></text:p>
      <text:p text:style-name="P29"><text:s text:c="4"/><text:span text:style-name="T14">f(42, 1);</text:span></text:p>
      <text:p text:style-name="P29"><text:s text:c="2"/>}</text:p>
      <text:p text:style-name="P29">};</text:p>
      <text:p text:style-name="P29"/>
      <text:p text:style-name="P31">Using declarations in class scope must only refer to members of a base.</text:p>
      <text:p text:style-name="P31"/>
      <text:p text:style-name="P32">A using directive (using namespace x) may not appear in a class definition and may not be used for a class.</text:p>
      <text:p text:style-name="P32"/>
      <text:p text:style-name="P2">"Accessible base" is important</text:p>
      <text:p text:style-name="P41"><text:soft-page-break/>Upcast - downcast - crosscast</text:p>
      <text:p text:style-name="P41">dynamic_cast requires a polymorphic cast to do a downcast or a crosscast.</text:p>
      <text:p text:style-name="P41">dynamic_cast to a non-unique or inaccessible base returns 0</text:p>
      <text:p text:style-name="P41">Target of dynamic_cast need not be polymorphic</text:p>
      <text:p text:style-name="P41">dynamic_cast to void* to get starting address of a polymorphic type.</text:p>
      <text:p text:style-name="P41">Member operators new and delete are implicitly static and do not receive a this pointer</text:p>
      <text:p text:style-name="P41">You cannot have a pointer to a constructor.</text:p>
      <text:p text:style-name="P41">When overriding operator delete, make destructor virtual to get correct size reported.</text:p>
      <text:p text:style-name="P32"/>
      <text:p text:style-name="P45">16</text:p>
      <text:p text:style-name="P45"/>
      <text:p text:style-name="P47">auto_ptr smooths out interaction between pointers and exceptions (but has been replaced with shared_ptr and unique_ptr(</text:p>
      <text:p text:style-name="P47"/>
      <text:p text:style-name="P41">typename is used to specify that a member of a template argument names a type.</text:p>
      <text:p text:style-name="P41">reverse_iterator:: base () returns a reverse_iterator's corresponding iterator</text:p>
      <text:p text:style-name="P41">++ on a reverse_iterator advances it towards the beginning of the sequence (like decrementing an iterator)</text:p>
      <text:p text:style-name="P41">vector::at() provides checked access</text:p>
      <text:p text:style-name="P41">Result of pop_back on an empty vector is undefined. So is creating an out of range reference via operator [], front() etc. In general, dereferencing an invalid iterator is UB.</text:p>
      <text:p text:style-name="P41">Avoid keeping pointers to objects stored in a vector. They may be relocated. reserve may be used to prevent relocation. Decreasing the size of a vector does not decrease its capacity.</text:p>
      <text:p text:style-name="P41">vector:: swap is an efficient way to exchange contents of two vectors by exchanging their handles.</text:p>
      <text:p text:style-name="P41">Compare vectors using operators == and &lt;.</text:p>
      <text:p text:style-name="P41">Take advantage of late abstraction. </text:p>
      <text:p text:style-name="P45">lexicographical_compare is nice.</text:p>
      <text:p text:style-name="P45"/>
      <text:p text:style-name="P45"/>
      <text:p text:style-name="P45">17</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1T18:48:59.053121797</meta:creation-date>
    <dc:date>2015-07-31T20:10:50.943282593</dc:date>
    <meta:editing-duration>PT7H8M3S</meta:editing-duration>
    <meta:editing-cycles>46</meta:editing-cycles>
    <meta:generator>LibreOffice/4.3.7.2$Linux_X86_64 LibreOffice_project/430$Build-2</meta:generator>
    <meta:document-statistic meta:table-count="1" meta:image-count="0" meta:object-count="0" meta:page-count="5" meta:paragraph-count="126" meta:word-count="1287" meta:character-count="7765" meta:non-whitespace-character-count="6568"/>
  </office:meta>
</office:document-meta>
</file>